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rsid="0055b4b1" officeooo:paragraph-rsid="0055b4b1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55b4b1" officeooo:paragraph-rsid="0055b4b1"/>
    </style:style>
    <style:style style:name="P5" style:family="paragraph" style:parent-style-name="Standard">
      <style:text-properties officeooo:rsid="0055b4b1" officeooo:paragraph-rsid="005707cb"/>
    </style:style>
    <style:style style:name="P6" style:family="paragraph" style:parent-style-name="Standard">
      <style:text-properties officeooo:rsid="004a9029" officeooo:paragraph-rsid="004a9029"/>
    </style:style>
    <style:style style:name="P7" style:family="paragraph" style:parent-style-name="Standard">
      <style:paragraph-properties fo:text-align="justify" style:justify-single-word="false"/>
      <style:text-properties officeooo:rsid="005a314d" officeooo:paragraph-rsid="005a314d"/>
    </style:style>
    <style:style style:name="P8" style:family="paragraph" style:parent-style-name="Heading_20_2">
      <style:text-properties officeooo:rsid="0055b4b1" officeooo:paragraph-rsid="0055b4b1"/>
    </style:style>
    <style:style style:name="P9" style:family="paragraph" style:parent-style-name="Standard" style:list-style-name="L1">
      <style:text-properties officeooo:rsid="0055b4b1" officeooo:paragraph-rsid="00624045"/>
    </style:style>
    <style:style style:name="P10" style:family="paragraph" style:parent-style-name="Standard" style:list-style-name="L2">
      <style:text-properties officeooo:rsid="0055b4b1" officeooo:paragraph-rsid="0055b4b1"/>
    </style:style>
    <style:style style:name="P11" style:family="paragraph" style:parent-style-name="Standard">
      <style:text-properties style:font-name="DejaVu Sans Mono" fo:font-size="10pt" style:text-underline-style="none" fo:font-weight="bold" officeooo:rsid="004f6555" officeooo:paragraph-rsid="004a9029" style:font-size-asian="10pt" style:font-weight-asian="bold" style:font-size-complex="10pt" style:font-weight-complex="bold"/>
    </style:style>
    <style:style style:name="P12" style:family="paragraph" style:parent-style-name="Standard" style:list-style-name="L2">
      <style:text-properties officeooo:rsid="00624045" officeooo:paragraph-rsid="00624045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Linux Libertine O" fo:font-size="12pt" officeooo:paragraph-rsid="00637bcb" style:font-size-asian="12pt" style:font-size-complex="12pt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paragraph-properties fo:text-align="justify" style:justify-single-word="false" fo:break-before="page"/>
    </style:style>
    <style:style style:name="P16" style:family="paragraph" style:parent-style-name="Text_20_body">
      <style:text-properties style:font-name="Linux Libertine O"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nux Libertine O" fo:font-size="12pt" style:font-size-asian="12pt" style:font-size-complex="12pt"/>
    </style:style>
    <style:style style:name="P18" style:family="paragraph" style:parent-style-name="Text_20_body" style:list-style-name="L3">
      <style:paragraph-properties fo:text-align="justify" style:justify-single-word="false"/>
      <style:text-properties style:font-name="Linux Libertine O" fo:font-size="12pt" style:font-size-asian="12pt" style:font-size-complex="12pt"/>
    </style:style>
    <style:style style:name="P19" style:family="paragraph" style:parent-style-name="Text_20_body" style:list-style-name="L3">
      <style:paragraph-properties fo:text-align="justify" style:justify-single-word="false"/>
      <style:text-properties style:font-name="Linux Libertine O" fo:font-size="12pt" officeooo:paragraph-rsid="00637bcb" style:font-size-asian="12pt" style:font-size-complex="12pt"/>
    </style:style>
    <style:style style:name="P20" style:family="paragraph" style:parent-style-name="Text_20_body" style:list-style-name="L3">
      <style:paragraph-properties fo:text-align="justify" style:justify-single-word="false"/>
      <style:text-properties style:font-name="Linux Libertine O" fo:font-size="12pt" officeooo:paragraph-rsid="00625726" style:font-size-asian="12pt" style:font-size-complex="12pt"/>
    </style:style>
    <style:style style:name="P21" style:family="paragraph" style:parent-style-name="Text_20_body">
      <style:text-properties style:font-name="Linux Libertine O" fo:font-size="12pt" officeooo:paragraph-rsid="00625726" style:font-size-asian="12pt" style:font-size-complex="12pt"/>
    </style:style>
    <style:style style:name="P22" style:family="paragraph" style:parent-style-name="Text_20_body" style:list-style-name="L3">
      <style:paragraph-properties fo:text-align="justify" style:justify-single-word="false"/>
      <style:text-properties style:font-name="Linux Libertine O" fo:font-size="12pt" officeooo:rsid="00625726" officeooo:paragraph-rsid="00625726" style:font-size-asian="12pt" style:font-size-complex="12pt"/>
    </style:style>
    <style:style style:name="P23" style:family="paragraph" style:parent-style-name="Text_20_body" style:list-style-name="L3">
      <style:paragraph-properties fo:text-align="justify" style:justify-single-word="false"/>
      <style:text-properties style:font-name="Linux Libertine O" fo:font-size="12pt" officeooo:rsid="00625726" officeooo:paragraph-rsid="00637bcb" style:font-size-asian="12pt" style:font-size-complex="12pt"/>
    </style:style>
    <style:style style:name="P24" style:family="paragraph" style:parent-style-name="Text_20_body" style:list-style-name="L3">
      <style:paragraph-properties fo:text-align="justify" style:justify-single-word="false"/>
      <style:text-properties style:font-name="Linux Libertine O" fo:font-size="12pt" officeooo:rsid="00637bcb" officeooo:paragraph-rsid="00637bcb" style:font-size-asian="12pt" style:font-size-complex="12pt"/>
    </style:style>
    <style:style style:name="P25" style:family="paragraph" style:parent-style-name="Heading_20_1" style:master-page-name="Standard">
      <style:paragraph-properties style:page-number="auto"/>
      <style:text-properties officeooo:rsid="0055b4b1" officeooo:paragraph-rsid="0055b4b1"/>
    </style:style>
    <style:style style:name="T1" style:family="text">
      <style:text-properties officeooo:rsid="00167c96"/>
    </style:style>
    <style:style style:name="T2" style:family="text">
      <style:text-properties style:font-name="Liberation Sans1" fo:font-size="9pt" style:font-size-asian="9pt" style:font-name-complex="Arial1" style:font-size-complex="9pt"/>
    </style:style>
    <style:style style:name="T3" style:family="text">
      <style:text-properties style:font-name="Liberation Sans1" fo:font-size="9pt" officeooo:rsid="005c21e1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6" style:family="text">
      <style:text-properties fo:color="#0000ff" style:font-name="Liberation Sans1" fo:font-size="9pt" fo:font-weight="bold" officeooo:rsid="00624045" style:font-size-asian="9pt" style:font-weight-asian="bold" style:font-name-complex="Arial1" style:font-size-complex="9pt" style:font-weight-complex="bold"/>
    </style:style>
    <style:style style:name="T7" style:family="text">
      <style:text-properties style:text-underline-style="none"/>
    </style:style>
    <style:style style:name="T8" style:family="text">
      <style:text-properties officeooo:rsid="0061c8ad"/>
    </style:style>
    <style:style style:name="T9" style:family="text">
      <style:text-properties officeooo:rsid="00624045"/>
    </style:style>
    <style:style style:name="T10" style:family="text">
      <style:text-properties officeooo:rsid="00625726"/>
    </style:style>
    <style:style style:name="T11" style:family="text">
      <style:text-properties officeooo:rsid="00637bcb"/>
    </style:style>
    <style:style style:name="T12" style:family="text">
      <style:text-properties officeooo:rsid="00658aef"/>
    </style:style>
    <style:style style:name="T13" style:family="text">
      <style:text-properties officeooo:rsid="00661f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Trabajo Final 20<text:span text:style-name="T13">20</text:span></text:h>
      <text:p text:style-name="P8">Propuesta inicial</text:p>
      <text:p text:style-name="P4"/>
      <text:p text:style-name="P4">Se deberá entregar un documento con la propuesta inicial conteniendo</text:p>
      <text:list xml:id="list140889070" text:style-name="L1">
        <text:list-item>
          <text:p text:style-name="P9">Diagnóstico de la situación actual / oportunidades de mejora.</text:p>
        </text:list-item>
      </text:list>
      <text:p text:style-name="P6"/>
      <text:p text:style-name="P4">Se podrá realizar de manera individual o grupal (MÁXIMO 3 integrantes).</text:p>
      <text:p text:style-name="P7">La propuesta deberá entregarse antes de<text:span text:style-name="T9">l cierre de notas</text:span> de la cursada como condición NECESARIA para la regularización de la materia.</text:p>
      <text:p text:style-name="Heading_20_2">Entrega <text:span text:style-name="T9">Final</text:span></text:p>
      <text:p text:style-name="Standard"/>
      <text:p text:style-name="P4">Se deberá entregar un informe conteniendo:</text:p>
      <text:list xml:id="list2292519308" text:style-name="L2">
        <text:list-item>
          <text:p text:style-name="P12">Copia de este enunciado.</text:p>
        </text:list-item>
        <text:list-item>
          <text:p text:style-name="P10">Diagnóstico de la situación actual / oportunidades de mejora.</text:p>
        </text:list-item>
        <text:list-item>
          <text:p text:style-name="P10">Propuesta de mejoras empleando técnicas y tecnologías de consolidación de TICs.</text:p>
        </text:list-item>
        <text:list-item>
          <text:p text:style-name="P10">Estrategias de consolidación a emplear.</text:p>
        </text:list-item>
        <text:list-item>
          <text:p text:style-name="P10">Tecnologías a utilizar.</text:p>
        </text:list-item>
        <text:list-item>
          <text:p text:style-name="P10">Hardware necesario (explicitando si será necesario adquirirlo)</text:p>
        </text:list-item>
        <text:list-item>
          <text:p text:style-name="P10">Software necesario (incluyendo si hay costos de licencias)</text:p>
        </text:list-item>
      </text:list>
      <text:p text:style-name="P6"/>
      <text:p text:style-name="P5">Se podrá realizar de manera individual o grupal (MÁXIMO 3 integrantes).</text:p>
      <text:p text:style-name="Heading_20_2">Defensa</text:p>
      <text:p text:style-name="Standard"/>
      <text:p text:style-name="P7">El diagnóstico y propuestas de mejora expuestos en la entrega del trabajo se deberá defender de manera individual antes de la <text:span text:style-name="T7">finalización</text:span> de la cursada o en una mesa de examen final.</text:p>
      <text:p text:style-name="P11"/>
      <text:p text:style-name="P11"/>
      <text:p text:style-name="P14">Descripción de la organización</text:p>
      <text:p text:style-name="P16"/>
      <text:p text:style-name="P17"><text:span text:style-name="T9">Se trata de una</text:span> <text:span text:style-name="T9">f</text:span>acultad <text:span text:style-name="T9">perteneciente a una universidad nacional donde se dictan más de cinco carreras de grado y dos de posgrado</text:span>. Está ubicada <text:span text:style-name="T9">en la zona céntrica de</text:span> la ciudad de Concepción del Uruguay, dentro de la provincia de Entre Ríos, Argentina. Actualmente, cuenta con una gran cantidad de alumnos <text:span text:style-name="T9">(alrededor de 500)</text:span>, los cuales concurren a realizar sus estudios terciarios desde distintas partes de la provincia y del país. </text:p>
      <text:p text:style-name="P17">El sector de dicha organización seleccionado para este Trabajo Práctico es el área de TIC<text:span text:style-name="T12">s</text:span>, el cual se encarga de, entre otras, la instalación y mantenimiento de la infraestructura de red y de los servicios de comunicaciones, <text:span text:style-name="T9">la propuesta y seguimiento</text:span> de adquisiciones de material informático, instalación y mantenimiento de las aulas informáticas, de la gestión, desarrollo y mantenimiento del Campus Virtual y del Portal Web, y de brindar apoyo informático a las tareas de docencia y de la comunidad Universitaria, mediante aplicaciones varias.</text:p>
      <text:p text:style-name="P16"/>
      <text:p text:style-name="Heading_20_2">Infraestructura Hardware</text:p>
      <text:p text:style-name="P16">Actualmente en la facultad cuentan con el siguiente equipamiento a nivel hardware:</text:p>
      <text:p text:style-name="P21"/>
      <text:list xml:id="list1091132764" text:style-name="L3">
        <text:list-item>
          <text:p text:style-name="P19"><text:span text:style-name="T10">Cinco</text:span> servidores Dell PowerEdge R710 <text:span text:style-name="T10">cada uno con <text:s/>2 </text:span>procesadores Xeon E5620 2.4 GHz Quad Core, 64GB DDR3 1067 MHz, 2 unidades de disco S<text:span text:style-name="T10">AS</text:span> de 2 T<text:span text:style-name="T10">B</text:span>.</text:p>
        </text:list-item>
        <text:list-item>
          <text:p text:style-name="P19"><text:span text:style-name="T11">Los</text:span> servidores se encuentran en una sala destinada y acondicionada para tal fin. Los <text:span text:style-name="T11">mismos</text:span> están virtualizados con VMware vSphere <text:span text:style-name="T10">(sin licencia)</text:span>, cada uno de ellos destinados a atender distintos servicios.</text:p>
        </text:list-item>
        <text:list-item>
          <text:p text:style-name="P18">Un enlace de 20 Mbps simétrico para navegación web y otro dedicado con el Rectorado de la Universidad para el tráfico de los sistemas. Además, hay tres enlaces <text:span text:style-name="T10">cablemodem</text:span> que <text:span text:style-name="T10">se emplean para brindar navegación a los usuarios internos</text:span>.</text:p>
        </text:list-item>
        <text:list-item>
          <text:p text:style-name="P20"><text:span text:style-name="T10">2</text:span> <text:span text:style-name="T10">s</text:span>witch<text:span text:style-name="T10">s</text:span> <text:span text:style-name="T10">administrables </text:span>de 24 bocas <text:span text:style-name="T10">Gigabit Ethernet.</text:span></text:p>
        </text:list-item>
        <text:list-item>
          <text:p text:style-name="P22">1 switch administrable de 24 bocas 100 Mbps y 2 Gigabit Ethernet.</text:p>
        </text:list-item>
        <text:list-item>
          <text:p text:style-name="P20">6 Access Points <text:span text:style-name="T10">Inalambricos</text:span>.</text:p>
        </text:list-item>
        <text:list-item>
          <text:p text:style-name="P18">La red está organizada en VLans que son administradas desde un PfSense.</text:p>
        </text:list-item>
        <text:list-item>
          <text:p text:style-name="P18">60 PCs aproximadamente conectadas a la LAN.</text:p>
        </text:list-item>
      </text:list>
      <text:p text:style-name="P16"/>
      <text:p text:style-name="P16"/>
      <text:p text:style-name="Heading_20_2"/>
      <text:p text:style-name="P15">Infraestructura de Software</text:p>
      <text:p text:style-name="P17">Actualmente en la Institución se cuenta con las siguientes aplicaciones informáticas:</text:p>
      <text:list xml:id="list163902294822976" text:continue-numbering="true" text:style-name="L3">
        <text:list-item>
          <text:p text:style-name="P13"><text:span text:style-name="T11">Firewall pfSense (VM con Unix) <text:s/>que se encarga de</text:span></text:p>
          <text:list>
            <text:list-item>
              <text:p text:style-name="P13"><text:span text:style-name="T11">Firewall de frontera y acceso a las redes DMZ, interna y wifi.</text:span></text:p>
            </text:list-item>
            <text:list-item>
              <text:p text:style-name="P13"><text:span text:style-name="T11">DHCP a las redes internas y wifi.</text:span></text:p>
            </text:list-item>
            <text:list-item>
              <text:p text:style-name="P13"><text:span text:style-name="T11">Captive portal <text:s/>de la conexiones wifi.</text:span></text:p>
            </text:list-item>
          </text:list>
        </text:list-item>
        <text:list-item>
          <text:p text:style-name="P13"><text:span text:style-name="T11">Servidor web apache (VM GNU/Linux) con sitios virtuales para:</text:span></text:p>
          <text:list>
            <text:list-item>
              <text:p text:style-name="P23">Página web institucional.</text:p>
            </text:list-item>
            <text:list-item>
              <text:p text:style-name="P23">Intranet.</text:p>
            </text:list-item>
            <text:list-item>
              <text:p text:style-name="P19"><text:span text:style-name="T10">Guaraní web.</text:span></text:p>
            </text:list-item>
            <text:list-item>
              <text:p text:style-name="P19">Sistema de Gestión de Becas SIU Tehuelche.</text:p>
            </text:list-item>
            <text:list-item>
              <text:p text:style-name="P13"><text:span text:style-name="T11">A</text:span>plicación web para reserva y préstamos de laboratorios, aulas y gabinetes.</text:p>
            </text:list-item>
          </text:list>
        </text:list-item>
        <text:list-item>
          <text:p text:style-name="P19"><text:span text:style-name="T11">Servidor de correo electrónico y listas de correo (VM GNU/Linux).</text:span></text:p>
        </text:list-item>
        <text:list-item>
          <text:p text:style-name="P19"><text:span text:style-name="T11">Servidor de bases de datos Informix para el sistema Guaraní (VM Windows 2000 Server).</text:span></text:p>
        </text:list-item>
        <text:list-item>
          <text:p text:style-name="P24">Campus virtual Moodle (VM GNU/Linux).</text:p>
        </text:list-item>
        <text:list-item>
          <text:p text:style-name="P24">Servidor de archivos y controlador primario de dominio. (VM Windows 2010 Server)</text:p>
        </text:list-item>
        <text:list-item>
          <text:p text:style-name="P24">Redmine para organizar las tareas del área TICs y que es utilizado por otras áreas (VM GNU/Linux)</text:p>
        </text:list-item>
        <text:list-item>
          <text:p text:style-name="P24">Appliance para la gestión de los Access Point (VM Windows)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rsid="0055b4b1" officeooo:paragraph-rsid="0055b4b1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624045"/>
    </style:style>
    <style:style style:name="MT3" style:family="text">
      <style:text-properties style:font-name="Liberation Sans1" fo:font-size="9pt" style:font-size-asian="9pt" style:font-name-complex="Arial1" style:font-size-complex="9pt"/>
    </style:style>
    <style:style style:name="MT4" style:family="text">
      <style:text-properties style:font-name="Liberation Sans1" fo:font-size="9pt" officeooo:rsid="005c21e1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624045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Trabajo Final <text:span text:style-name="MT2">2020</text:span></text:p>
      </style:header>
      <style:footer>
        <text:p text:style-name="MP3"><text:span text:style-name="MT3">Ing. Arellano - </text:span><text:span text:style-name="MT4">Ing. Farabello</text:span><text:span text:style-name="MT5"><text:tab/></text:span><text:span text:style-name="MT6">Año 20</text:span><text:span text:style-name="MT7">20</text:span><text:span text:style-name="MT5"><text:tab/></text:span><text:span text:style-name="Page_20_Number"><text:span text:style-name="MT3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rabajo Final Consolidación TICS</dc:title>
    <dc:subject>Trabajo Final Consolidación TICS</dc:subject>
    <meta:initial-creator>Gabriel </meta:initial-creator>
    <meta:creation-date>2015-03-25T17:24:42.108309479</meta:creation-date>
    <dc:language>en-US</dc:language>
    <meta:editing-cycles>54</meta:editing-cycles>
    <meta:editing-duration>P1DT5H57M42S</meta:editing-duration>
    <dc:date>2020-06-17T16:39:00.959936841</dc:date>
    <meta:keyword>consolidacion tics final evaluación</meta:keyword>
    <meta:document-statistic meta:table-count="0" meta:image-count="0" meta:object-count="0" meta:page-count="3" meta:paragraph-count="52" meta:word-count="671" meta:character-count="4090" meta:non-whitespace-character-count="3499"/>
    <meta:user-defined meta:name="Info 1"/>
    <meta:user-defined meta:name="Info 2"/>
    <meta:user-defined meta:name="Info 3"/>
    <meta:user-defined meta:name="Info 4"/>
  </office:meta>
</office:document-meta>
</file>